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65c" officeooo:paragraph-rsid="0015565c"/>
    </style:style>
    <style:style style:name="P2" style:family="paragraph" style:parent-style-name="Standard">
      <style:text-properties officeooo:rsid="0015565c" officeooo:paragraph-rsid="0015565c"/>
    </style:style>
    <style:style style:name="P3" style:family="paragraph" style:parent-style-name="Standard">
      <style:text-properties officeooo:rsid="0017f819" officeooo:paragraph-rsid="0017f819"/>
    </style:style>
    <style:style style:name="T1" style:family="text">
      <style:text-properties officeooo:rsid="00163f08"/>
    </style:style>
    <style:style style:name="T2" style:family="text">
      <style:text-properties officeooo:rsid="0017f8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 inserts card into washmachine <text:span text:style-name="T2">(Types card id)</text:span>. The machine displays the options. Customer picks wash car.</text:p>
      <text:p text:style-name="P1">Machine displays the different wash options. Customer picks a wash option. Machine asks if the customer wants a receipt. Customer answers yes or no. Machine washes the car and prints receipt if asked to do so. <text:span text:style-name="T1">Returns to main menu.</text:span></text:p>
      <text:p text:style-name="P1"/>
      <text:p text:style-name="P1">Customer picks check amount left on card. Machine displays the card info.</text:p>
      <text:p text:style-name="P1"/>
      <text:p text:style-name="P1">Customer picks insert amount. Machine asks for amount. Customer types amount. Machine validates amount and inserts it into the card.</text:p>
      <text:p text:style-name="P1"/>
      <text:p text:style-name="P3">Customer picks expel card. Machine expels card. The machine is now ready for a new customer to insert their card.</text:p>
      <text:p text:style-name="P1"/>
      <text:p text:style-name="P1">Owner starts machine in admin mode. Machine displays admin options. Owner picks statistics. Machine show sale statistic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6:33:01.916697347</meta:creation-date>
    <dc:date>2020-03-15T11:55:13.503759197</dc:date>
    <meta:editing-duration>PT7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26" meta:character-count="785" meta:non-whitespace-character-count="664"/>
  </office:meta>
</office:document-meta>
</file>